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2025-03-12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5592" calcext:value-type="float">
            <text:p>27.2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2024-12-17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2024-09-0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2024-06-06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2024-03-13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2023-12-14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2023-09-01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2023-05-23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2023-03-1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2022-12-07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2022-09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2022-06-15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2022-03-24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2021-12-21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2021-09-29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2021-06-23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2021-03-16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3888" calcext:value-type="float">
            <text:p>25.7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2020-12-17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5168" calcext:value-type="float">
            <text:p>24.5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2020-09-0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2020-06-0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2020-04-10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2019-12-04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2019-09-13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2019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2019-03-21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2018-12-12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2018-09-11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5776" calcext:value-type="float">
            <text:p>20.3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2018-06-25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2018-03-15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2017-12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2017-09-13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2017-06-2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2017-03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2013-07-23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2013-03-12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2012-08-01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2012-02-20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2011-08-08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2011-0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424" calcext:value-type="float">
            <text:p>24.3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2007-08-22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7904" calcext:value-type="float">
            <text:p>24.3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2006-08-31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4848" calcext:value-type="float">
            <text:p>25.8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2006-06-2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2004-08-03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2004-05-05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2004-02-04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2003-11-13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2003-08-13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2003-05-06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2003-02-12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2002-11-2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2002-08-06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2002-04-30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2002-02-13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2001-11-07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2001-08-03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8824" calcext:value-type="float">
            <text:p>24.1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2001-05-08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2001-02-14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2000-11-07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2000-08-07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2000-05-09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8752" calcext:value-type="float">
            <text:p>25.8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2000-02-14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1999-11-08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1999-08-03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3144" calcext:value-type="float">
            <text:p>20.5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1999-05-03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1999-02-08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576" calcext:value-type="float">
            <text:p>24.8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1998-11-04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1998-08-04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1998-05-05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1998-02-11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1997-11-04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1997-08-05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1997-05-20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1997-02-12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1996-11-04 2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1996-08-05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1996-05-07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1996-02-06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1995-11-03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1995-08-02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1995-05-08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1994-11-01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199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199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199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1993-11-01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1993-08-23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1993-05-06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1993-02-01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1992-11-04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8</text:p>
          </table:table-cell>
          <table:table-cell office:value-type="string" calcext:value-type="string">
            <text:p>FM3-2</text:p>
          </table:table-cell>
          <table:table-cell office:value-type="string" calcext:value-type="string">
            <text:p>1992-08-04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82" meta:object-count="0"/>
    <meta:user-defined meta:name="AppVersion">3.0</meta:user-defined>
  </office:meta>
</office:document-meta>
</file>